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3cm" svg:stroke-color="#ff33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33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05cm" fo:min-width="0cm"/>
    </style:style>
    <style:style style:name="gr9" style:family="graphic" style:parent-style-name="standard">
      <style:graphic-properties svg:stroke-color="#000000" draw:fill="solid" draw:fill-color="#579d1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8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7.647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6.6cm" svg:y1="8cm" svg:x2="6.2cm" svg:y2="8.6cm">
          <text:p/>
        </draw:line>
        <draw:line draw:style-name="gr2" draw:text-style-name="P1" draw:layer="layout" svg:x1="7.1cm" svg:y1="7.2cm" svg:x2="6.2cm" svg:y2="8.5cm">
          <text:p/>
        </draw:line>
        <draw:line draw:style-name="gr3" draw:text-style-name="P1" draw:layer="layout" svg:x1="2.32cm" svg:y1="9.762cm" svg:x2="2.32cm" svg:y2="1.862cm">
          <text:p/>
        </draw:line>
        <draw:line draw:style-name="gr3" draw:text-style-name="P1" draw:layer="layout" svg:x1="2.32cm" svg:y1="9.762cm" svg:x2="10.22cm" svg:y2="9.762cm">
          <text:p/>
        </draw:line>
        <draw:frame draw:style-name="gr4" draw:layer="layout" svg:width="0.82cm" svg:height="0.962cm" svg:x="1.3cm" svg:y="1.6cm">
          <draw:text-box>
            <text:p>y</text:p>
          </draw:text-box>
        </draw:frame>
        <draw:frame draw:style-name="gr4" draw:layer="layout" svg:width="0.82cm" svg:height="0.962cm" svg:x="9.3cm" svg:y="10cm">
          <draw:text-box>
            <text:p>x</text:p>
          </draw:text-box>
        </draw:frame>
        <draw:custom-shape draw:style-name="gr5" draw:text-style-name="P1" draw:layer="layout" svg:width="0.3cm" svg:height="0.3cm" svg:x="4.32cm" svg:y="3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22cm" svg:y1="6.762cm" svg:x2="4.62cm" svg:y2="4.162cm">
          <text:p/>
        </draw:line>
        <draw:custom-shape draw:style-name="gr5" draw:text-style-name="P1" draw:layer="layout" svg:width="0.3cm" svg:height="0.299cm" svg:x="7.12cm" svg:y="6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6cm" svg:y1="8cm" svg:x2="5.5cm" svg:y2="6.9cm">
          <text:p/>
        </draw:line>
        <draw:custom-shape draw:style-name="gr8" draw:text-style-name="P1" draw:layer="layout" svg:width="0.3cm" svg:height="0.3cm" svg:x="6.02cm" svg:y="8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5.2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10.8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209cm" svg:height="0.962cm" svg:x="11.102cm" svg:y="1.338cm">
          <draw:text-box>
            <text:p>- <text:span text:style-name="T1">x</text:span></text:p>
          </draw:text-box>
        </draw:frame>
        <draw:custom-shape draw:style-name="gr9" draw:text-style-name="P1" draw:layer="layout" svg:width="0.3cm" svg:height="0.3cm" svg:x="12.969cm" svg:y="1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.209cm" svg:height="0.962cm" svg:x="13.271cm" svg:y="1.338cm">
          <draw:text-box>
            <text:p>- <text:span text:style-name="T1">v</text:span></text:p>
          </draw:text-box>
        </draw:frame>
        <draw:custom-shape draw:style-name="gr5" draw:text-style-name="P1" draw:layer="layout" svg:width="0.3cm" svg:height="0.299cm" svg:x="15.3cm" svg:y="1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026cm" svg:height="0.962cm" svg:x="15.602cm" svg:y="1.338cm">
          <draw:text-box>
            <text:p>- <text:span text:style-name="T1">r</text:span><text:span text:style-name="T2">2</text:span><text:span text:style-name="T1">, r</text:span><text:span text:style-name="T2">3</text:span></text:p>
          </draw:text-box>
        </draw:frame>
        <draw:custom-shape draw:style-name="gr14" draw:text-style-name="P1" draw:layer="layout" svg:width="0.3cm" svg:height="0.299cm" svg:x="6.92cm" svg:y="7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5.62cm" svg:y="6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7.92cm" svg:y="5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3.62cm" svg:y="5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3.72cm" svg:y="7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cm" svg:height="0.299cm" svg:x="6.92cm" svg:y="7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5.12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4.92cm" svg:y="5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7.92cm" svg:y="7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6.721cm" svg:y="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4.72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3.82cm" svg:y="8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4.8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4.12cm" svg:y="5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3.02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3.02cm" svg:y="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299cm" svg:x="10.82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8.952cm" svg:height="0.962cm" svg:x="11.123cm" svg:y="2.438cm">
          <draw:text-box>
            <text:p>- pozostałe punkty w populacji</text:p>
          </draw:text-box>
        </draw:frame>
        <draw:line draw:style-name="gr7" draw:text-style-name="P1" draw:layer="layout" svg:x1="11.843cm" svg:y1="9.471cm" svg:x2="10.686cm" svg:y2="9.471cm">
          <text:p/>
        </draw:line>
        <draw:line draw:style-name="gr6" draw:text-style-name="P1" draw:layer="layout" svg:x1="11.9cm" svg:y1="7.816cm" svg:x2="10.762cm" svg:y2="7.816cm">
          <text:p/>
        </draw:line>
        <draw:frame draw:style-name="gr17" draw:layer="layout" svg:width="8.211cm" svg:height="2.384cm" svg:x="11.991cm" svg:y="8.916cm">
          <draw:text-box>
            <text:p>- przeskalowany wektor -</text:p>
            <text:p><text:s text:c="2"/>przesuniecie mutowanego</text:p>
            <text:p><text:s text:c="2"/>punktu</text:p>
          </draw:text-box>
        </draw:frame>
        <draw:frame draw:style-name="gr16" draw:text-style-name="P2" draw:layer="layout" svg:width="8.952cm" svg:height="0.962cm" svg:x="11.123cm" svg:y="2.438cm">
          <draw:text-box>
            <text:p><text:span text:style-name="T3">- pozostałe punkty w populacji</text:span></text:p>
          </draw:text-box>
        </draw:frame>
        <draw:frame draw:style-name="gr18" draw:layer="layout" svg:width="8.147cm" svg:height="1.673cm" svg:x="12.049cm" svg:y="7.316cm">
          <draw:text-box>
            <text:p>- wektor między wybranymi</text:p>
            <text:p><text:s text:c="2"/>punktami</text:p>
          </draw:text-box>
        </draw:frame>
        <draw:custom-shape draw:style-name="gr15" draw:text-style-name="P1" draw:layer="layout" svg:width="0.3cm" svg:height="0.299cm" svg:x="18.247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331cm" svg:height="0.962cm" svg:x="18.669cm" svg:y="1.338cm">
          <draw:text-box>
            <text:p>- <text:span text:style-name="T1">r</text:span><text:span text:style-name="T2">1</text:span></text:p>
          </draw:text-box>
        </draw:frame>
        <draw:custom-shape draw:style-name="gr15" draw:text-style-name="P1" draw:layer="layout" svg:width="0.3cm" svg:height="0.299cm" svg:x="6.921cm" svg:y="7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cm" svg:height="0.299cm" svg:x="6.921cm" svg:y="7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9cm" svg:y1="4.6cm" svg:x2="10.96cm" svg:y2="4.616cm">
          <text:p/>
        </draw:line>
        <draw:frame draw:style-name="gr18" draw:layer="layout" svg:width="8.147cm" svg:height="1.673cm" svg:x="12cm" svg:y="4.027cm">
          <draw:text-box>
            <text:p>- odcinek początkowy</text:p>
            <text:p><text:s text:c="2"/>mutanta</text:p>
          </draw:text-box>
        </draw:frame>
        <draw:line draw:style-name="gr1" draw:text-style-name="P1" draw:layer="layout" svg:x1="11.9cm" svg:y1="6.1cm" svg:x2="10.9cm" svg:y2="6.1cm">
          <text:p/>
        </draw:line>
        <draw:frame draw:style-name="gr20" draw:layer="layout" svg:width="8.147cm" svg:height="1.673cm" svg:x="11.953cm" svg:y="5.6cm">
          <draw:text-box>
            <text:p>- odcinek wybrany dla</text:p>
            <text:p><text:s text:c="2"/>mutan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20:27:29.776415873</meta:creation-date>
    <dc:date>2015-04-20T17:07:56.139337369</dc:date>
    <meta:editing-duration>PT13H36M50S</meta:editing-duration>
    <meta:editing-cycles>4</meta:editing-cycles>
    <meta:generator>LibreOffice/4.3.3.2$Linux_X86_64 LibreOffice_project/430m0$Build-2</meta:generator>
    <meta:document-statistic meta:object-count="49"/>
  </office:meta>
</office:document-meta>
</file>